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table:align="left"/>
    </style:style>
    <style:style style:name="Table1.A" style:family="table-column">
      <style:table-column-properties style:column-width="6.7722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7722in" fo:margin-left="0in" fo:margin-top="0in" fo:margin-bottom="0in" table:align="left"/>
    </style:style>
    <style:style style:name="Table2.A" style:family="table-column">
      <style:table-column-properties style:column-width="6.7722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7722in" fo:margin-left="0in" fo:margin-top="0in" fo:margin-bottom="0in" table:align="left"/>
    </style:style>
    <style:style style:name="Table3.A" style:family="table-column">
      <style:table-column-properties style:column-width="6.7722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7722in" fo:margin-left="0in" fo:margin-top="0in" fo:margin-bottom="0in" table:align="left"/>
    </style:style>
    <style:style style:name="Table4.A" style:family="table-column">
      <style:table-column-properties style:column-width="6.7722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7722in" fo:margin-left="0in" fo:margin-top="0in" fo:margin-bottom="0in" table:align="left"/>
    </style:style>
    <style:style style:name="Table5.A" style:family="table-column">
      <style:table-column-properties style:column-width="6.7722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7722in" fo:margin-left="0in" fo:margin-top="0in" fo:margin-bottom="0in" table:align="left"/>
    </style:style>
    <style:style style:name="Table6.A" style:family="table-column">
      <style:table-column-properties style:column-width="6.7722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orphans="2" fo:widows="2"/>
    </style:style>
    <style:style style:name="P2" style:family="paragraph" style:parent-style-name="Standard">
      <style:paragraph-properties fo:margin-top="0.139in" fo:margin-bottom="2.5in" loext:contextual-spacing="false" fo:line-height="100%" fo:orphans="2" fo:widows="2"/>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style:style>
    <style:style style:name="P5" style:family="paragraph" style:parent-style-name="Standard">
      <style:paragraph-properties fo:margin-left="-0.0043in" fo:margin-right="0in" fo:margin-top="0in" fo:margin-bottom="0in" loext:contextual-spacing="false" fo:line-height="130%" fo:orphans="2" fo:widows="2" fo:text-indent="0in" style:auto-text-indent="false"/>
      <style:text-properties fo:color="#595959" style:font-name="Lato" style:font-name-asian="Lato1" style:font-name-complex="Lato1"/>
    </style:style>
    <style:style style:name="P6" style:family="paragraph" style:parent-style-name="Standard">
      <style:paragraph-properties fo:margin-left="0in" fo:margin-right="0in" fo:text-indent="0.0783in" style:auto-text-indent="false"/>
    </style:style>
    <style:style style:name="P7" style:family="paragraph" style:parent-style-name="Standard">
      <style:paragraph-properties fo:margin-left="0.2744in" fo:margin-right="0.2807in" fo:text-indent="0in" style:auto-text-indent="false"/>
    </style:style>
    <style:style style:name="P8"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keep-together="auto" fo:orphans="0" fo:widows="0" fo:text-indent="0.0783in" style:auto-text-indent="false"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keep-together="auto" fo:orphans="0" fo:widows="0" fo:text-indent="0.0783in" style:auto-text-indent="false" fo:padding="0in" fo:border="none" fo:keep-with-next="auto"/>
    </style:style>
    <style:style style:name="P11" style:family="paragraph" style:parent-style-name="Standard">
      <style:paragraph-properties fo:margin-left="0in" fo:margin-right="0in" fo:margin-top="0.0398in" fo:margin-bottom="0.0429in" loext:contextual-spacing="false" fo:line-height="100%" fo:keep-together="auto" fo:orphans="0" fo:widows="0" fo:text-indent="0.0783in" style:auto-text-indent="false"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4453in" fo:margin-right="0.0398in" fo:margin-top="0.0591in" fo:margin-bottom="0.0783in" loext:contextual-spacing="false" fo:line-height="100%" fo:keep-together="auto" fo:orphans="0" fo:widows="0" fo:text-indent="0.039in" style:auto-text-indent="false" fo:background-color="#cccc99" fo:padding="0.0555in" fo:border="0.51pt solid #000000" fo:keep-with-next="auto"/>
    </style:style>
    <style:style style:name="P13" style:family="paragraph" style:parent-style-name="Standard">
      <style:paragraph-properties fo:margin-left="0in" fo:margin-right="0in" fo:margin-top="0.0398in" fo:margin-bottom="0.0429in" loext:contextual-spacing="false" fo:line-height="100%"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4" style:family="paragraph" style:parent-style-name="Standard">
      <style:paragraph-properties fo:margin-left="0in" fo:margin-right="0in" fo:margin-top="0.0398in" fo:margin-bottom="0.0429in" loext:contextual-spacing="false" fo:line-height="100%" fo:keep-together="auto" fo:orphans="0" fo:widows="0" fo:text-indent="0in" style:auto-text-indent="false" fo:padding="0in" fo:border="none" fo:keep-with-next="auto"/>
    </style:style>
    <style:style style:name="P15" style:family="paragraph" style:parent-style-name="Standard">
      <style:paragraph-properties fo:margin-left="0in" fo:margin-right="0in" fo:margin-top="0.1665in" fo:margin-bottom="0.0835in" loext:contextual-spacing="false" fo:line-height="100%" fo:keep-together="auto" fo:orphans="0" fo:widows="0" fo:text-indent="0in" style:auto-text-indent="false" fo:padding="0in" fo:border="none" fo:keep-with-next="always"/>
    </style:style>
    <style:style style:name="P1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1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P20" style:family="paragraph" style:parent-style-name="Standard" style:master-page-name="Converted1">
      <style:paragraph-properties fo:margin-left="0in" fo:margin-right="0in" fo:margin-top="0in" fo:margin-bottom="0in" loext:contextual-spacing="false" fo:line-height="100%" fo:keep-together="auto" fo:orphans="0" fo:widows="0" fo:text-indent="0in" style:auto-text-indent="false" style:page-number="auto" fo:padding="0in" fo:border="none" fo:keep-with-next="auto"/>
    </style:style>
    <style:style style:name="P21"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22"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3"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4" style:family="paragraph" style:parent-style-name="Standard">
      <style:paragraph-properties fo:margin-left="0in" fo:margin-right="0in" fo:text-indent="0in" style:auto-text-indent="false"/>
    </style:style>
    <style:style style:name="P25"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6" style:family="paragraph" style:parent-style-name="Standard" style:list-style-name="WWNum2">
      <style:paragraph-properties fo:margin-left="0.5in" fo:margin-right="0in" fo:margin-top="0.0398in" fo:margin-bottom="0in" loext:contextual-spacing="false" fo:text-indent="-0.25in" style:auto-text-indent="false"/>
    </style:style>
    <style:style style:name="P27" style:family="paragraph" style:parent-style-name="Standard" style:list-style-name="WWNum2">
      <style:paragraph-properties fo:margin-left="0.5in" fo:margin-right="0in" fo:margin-top="0in" fo:margin-bottom="0.0429in" loext:contextual-spacing="false" fo:text-indent="-0.25in" style:auto-text-indent="false"/>
    </style:style>
    <style:style style:name="P28" style:family="paragraph" style:parent-style-name="Standard" style:list-style-name="WWNum1">
      <style:paragraph-properties fo:margin-left="0.5in" fo:margin-right="0in" fo:text-indent="-0.25in" style:auto-text-indent="false"/>
    </style:style>
    <style:style style:name="P29" style:family="paragraph" style:parent-style-name="Standard">
      <style:paragraph-properties fo:margin-top="0.1665in" fo:margin-bottom="0.1665in" loext:contextual-spacing="false" fo:line-height="100%"/>
    </style:style>
    <style:style style:name="P30" style:family="paragraph" style:parent-style-name="Heading_20_1" style:list-style-name="WWNum3">
      <style:paragraph-properties fo:text-align="justify" style:justify-single-word="false"/>
    </style:style>
    <style:style style:name="P31" style:family="paragraph" style:parent-style-name="Heading_20_1" style:list-style-name="WWNum3"/>
    <style:style style:name="P32" style:family="paragraph" style:parent-style-name="Heading_20_1">
      <style:paragraph-properties fo:margin-left="0.3in" fo:margin-right="0in" fo:text-align="justify" style:justify-single-word="false" fo:text-indent="0in" style:auto-text-indent="false"/>
    </style:style>
    <style:style style:name="P33" style:family="paragraph" style:parent-style-name="Heading_20_2" style:list-style-name="WWNum3"/>
    <style:style style:name="P34" style:family="paragraph" style:parent-style-name="Heading_20_2" style:list-style-name="WWNum3">
      <style:paragraph-properties fo:margin-top="0.1665in" fo:margin-bottom="0.1665in" loext:contextual-spacing="false" fo:line-height="100%"/>
    </style:style>
    <style:style style:name="P35" style:family="paragraph" style:parent-style-name="Title" style:master-page-name="Standard">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7"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8"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9"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0"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1"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2"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3" style:family="text">
      <style:text-properties fo:color="#336633" fo:font-size="14pt" style:font-size-asian="14pt" style:font-size-complex="14pt"/>
    </style:style>
    <style:style style:name="T14" style:family="text">
      <style:text-properties style:font-name="Verdana" fo:font-size="10pt" fo:font-weight="bold" style:font-name-asian="Verdana1" style:font-size-asian="10pt" style:font-weight-asian="bold" style:font-name-complex="Verdana1" style:font-size-complex="10pt"/>
    </style:style>
    <style:style style:name="T15" style:family="text">
      <style:text-properties style:font-name="Verdana" fo:font-size="10pt" style:font-name-asian="Verdana1" style:font-size-asian="10pt" style:font-name-complex="Verdana1" style:font-size-complex="10pt"/>
    </style:style>
    <style:style style:name="T16" style:family="text">
      <style:text-properties style:font-name="Verdana" fo:font-size="8pt" fo:font-weight="bold" style:font-name-asian="Verdana1" style:font-size-asian="8pt" style:font-weight-asian="bold" style:font-name-complex="Verdana1" style:font-size-complex="8pt"/>
    </style:style>
    <style:style style:name="T17" style:family="text">
      <style:text-properties fo:font-size="10pt" fo:font-weight="bold" style:font-size-asian="10pt" style:font-weight-asian="bold" style:font-size-complex="10pt"/>
    </style:style>
    <style:style style:name="T18" style:family="text">
      <style:text-properties style:font-name="Pacifico" fo:font-size="10pt" fo:font-weight="bold" style:font-name-asian="Pacifico1" style:font-size-asian="10pt" style:font-weight-asian="bold" style:font-name-complex="Pacifico1" style:font-size-complex="10pt"/>
    </style:style>
    <style:style style:name="T19"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0" style:family="text">
      <style:text-properties fo:font-variant="small-caps" style:font-name="Verdana" fo:font-size="8pt" fo:font-weight="bold" style:font-name-asian="Verdana1" style:font-size-asian="8pt" style:font-weight-asian="bold" style:font-name-complex="Verdana1" style:font-size-complex="8pt"/>
    </style:style>
    <style:style style:name="T21"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2" style:family="text">
      <style:text-properties fo:font-variant="small-caps" fo:color="#336633" fo:font-size="16pt" style:font-size-asian="16pt" style:font-size-complex="16pt"/>
    </style:style>
    <style:style style:name="T23" style:family="text">
      <style:text-properties fo:font-variant="small-caps" fo:color="#336633" style:font-name="Calibri" fo:font-size="16pt" style:font-name-asian="Calibri1" style:font-size-asian="16pt" style:font-name-complex="Calibri1" style:font-size-complex="16pt"/>
    </style:style>
    <style:style style:name="T24" style:family="text">
      <style:text-properties fo:font-variant="small-caps" fo:color="#669966" style:font-name="Calibri" fo:font-size="14pt" style:font-name-asian="Calibri1" style:font-size-asian="14pt" style:font-name-complex="Calibri1" style:font-size-complex="14pt"/>
    </style:style>
    <style:style style:name="T25"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6" style:family="text">
      <style:text-properties fo:font-variant="small-caps" fo:color="#999966" style:font-name="Tahoma" fo:font-size="9pt" style:font-name-asian="Tahoma1" style:font-size-asian="9pt" style:font-name-complex="Tahoma1" style:font-size-complex="9pt"/>
    </style:style>
    <style:style style:name="T27" style:family="text">
      <style:text-properties fo:color="#1155cc" style:text-underline-style="solid" style:text-underline-width="auto" style:text-underline-color="font-color"/>
    </style:style>
    <style:style style:name="T28" style:family="text">
      <style:text-properties style:text-underline-style="none"/>
    </style:style>
    <style:style style:name="T29" style:family="text">
      <style:text-properties fo:color="#333333" style:font-name="Consolas" fo:font-weight="bold" fo:background-color="#f8f8f8" loext:char-shading-value="0" style:font-name-asian="Consolas1" style:font-weight-asian="bold" style:font-name-complex="Consolas1"/>
    </style:style>
    <style:style style:name="T30" style:family="text">
      <style:text-properties fo:color="#333333" style:font-name="Consolas" fo:background-color="#f8f8f8" loext:char-shading-value="0" style:font-name-asian="Consolas1" style:font-name-complex="Consolas1"/>
    </style:style>
    <style:style style:name="T31" style:family="text">
      <style:text-properties fo:color="#0086b3" style:font-name="Consolas" fo:background-color="#f8f8f8" loext:char-shading-value="0" style:font-name-asian="Consolas1" style:font-name-complex="Consolas1"/>
    </style:style>
    <style:style style:name="T32" style:family="text">
      <style:text-properties fo:color="#dd1144" style:font-name="Consolas" fo:background-color="#f8f8f8" loext:char-shading-value="0" style:font-name-asian="Consolas1" style:font-name-complex="Consolas1"/>
    </style:style>
    <style:style style:name="T33" style:family="text">
      <style:text-properties fo:font-weight="bold" style:font-weight-asian="bold"/>
    </style:style>
    <style:style style:name="T34" style:family="text">
      <style:text-properties fo:color="#008080" style:font-name="Consolas" fo:background-color="#f8f8f8" loext:char-shading-value="0" style:font-name-asian="Consolas1" style:font-name-complex="Consolas1"/>
    </style:style>
    <style:style style:name="T35" style:family="text">
      <style:text-properties fo:color="#999988" style:font-name="Consolas" fo:font-style="italic" fo:background-color="#f8f8f8" loext:char-shading-value="0" style:font-name-asian="Consolas1" style:font-style-asian="italic" style:font-name-complex="Consolas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ext:bookmark text:name="_aczyuw2yex2w"/><text:span text:style-name="T1">Desarrollo Web en Entorno Cliente</text:span><text:span text:style-name="T2"><text:line-break/></text:span><text:span text:style-name="T3">UD 05. Document Object Model (DOM)</text:span></text:p>
      <text:p text:style-name="P1"><draw:frame draw:style-name="fr1"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3"/>
      <text:p text:style-name="P3"/>
      <text:p text:style-name="P3"/>
      <text:p text:style-name="P4"><text:span text:style-name="T5">Actualizado Octubre 2020</text:span></text:p>
      <text:p text:style-name="P5"/>
      <text:p text:style-name="P6"><text:span text:style-name="T13">Licencia</text:span></text:p>
      <text:p text:style-name="P8"/>
      <text:p text:style-name="P7"><text:span text:style-name="T14">Reconocimiento – NoComercial - CompartirIgual (BY-NC-SA)</text:span><text:span text:style-name="T15">: No se permite un uso comercial de la obra original ni de las posibles obras derivadas, la distribución de las cuales se debe hacer con una licencia igual a la que regula la obra original.</text:span><draw:frame draw:style-name="fr2"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10"><text:span text:style-name="T7">Nomenclatura</text:span></text:p>
      <text:p text:style-name="P10"><text:span text:style-name="T8">A lo largo de este tema se utilizarán distintos símbolos para distinguir elementos importantes dentro del contenido. Estos símbolos son:</text:span></text:p>
      <text:p text:style-name="P11"/>
      <text:p text:style-name="P12"><text:span text:style-name="T17">📖 </text:span><text:span text:style-name="T9">Importante</text:span></text:p>
      <text:p text:style-name="P13"/>
      <text:p text:style-name="P12"><text:span text:style-name="T18">❕</text:span><text:span text:style-name="T10"> </text:span><text:span text:style-name="T9">Atención</text:span></text:p>
      <text:p text:style-name="P13"/>
      <text:p text:style-name="P12"><text:span text:style-name="T11">💬</text:span><text:span text:style-name="T9"> Interesante</text:span></text:p>
      <text:p text:style-name="P32"/>
      <text:p text:style-name="P15"><text:span text:style-name="T19">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1"><text:span text:style-name="T20">1. </text:span><text:a xlink:type="simple" xlink:href="#_ge43nvu7ywtj" text:style-name="Index_20_Link" text:visited-style-name="Index_20_Link"><text:span text:style-name="T16">Introducción</text:span></text:a><text:span text:style-name="T16"><text:tab/>3</text:span></text:p>
          <text:p text:style-name="P22"><text:span text:style-name="T20">2. </text:span><text:a xlink:type="simple" xlink:href="#_ufc7q4t6mm5g" text:style-name="Index_20_Link" text:visited-style-name="Index_20_Link"><text:span text:style-name="T16">Modificando atributos</text:span></text:a><text:span text:style-name="T16"><text:tab/>3</text:span></text:p>
          <text:p text:style-name="P22"><text:span text:style-name="T20">3. </text:span><text:a xlink:type="simple" xlink:href="#_8dceuqivbfx4" text:style-name="Index_20_Link" text:visited-style-name="Index_20_Link"><text:span text:style-name="T12">Funciones de Javascript para localizar elementos en el DOM</text:span></text:a><text:span text:style-name="T12"><text:tab/>3</text:span></text:p>
          <text:p text:style-name="P25"><text:span text:style-name="T20">3.1. </text:span><text:a xlink:type="simple" xlink:href="#_1v21wd2509k7" text:style-name="Index_20_Link" text:visited-style-name="Index_20_Link"><text:span text:style-name="T12">getElementById(identificador)</text:span></text:a><text:span text:style-name="T12"><text:tab/>3</text:span></text:p>
          <text:p text:style-name="P25"><text:span text:style-name="T20">3.2. </text:span><text:a xlink:type="simple" xlink:href="#_f1e6phdy1r" text:style-name="Index_20_Link" text:visited-style-name="Index_20_Link"><text:span text:style-name="T12">getElementsByTagName(etiqueta)</text:span></text:a><text:span text:style-name="T12"><text:tab/>4</text:span></text:p>
          <text:p text:style-name="P25"><text:span text:style-name="T20">3.3. </text:span><text:a xlink:type="simple" xlink:href="#_ei6twop484i1" text:style-name="Index_20_Link" text:visited-style-name="Index_20_Link"><text:span text:style-name="T12">getElementsByName(nombre)</text:span></text:a><text:span text:style-name="T12"><text:tab/>4</text:span></text:p>
          <text:p text:style-name="P22"><text:span text:style-name="T20">4. </text:span><text:a xlink:type="simple" xlink:href="#_naet01avjrg2" text:style-name="Index_20_Link" text:visited-style-name="Index_20_Link"><text:span text:style-name="T12">Funciones para crear/eliminar nodos</text:span></text:a><text:span text:style-name="T12"><text:tab/>4</text:span></text:p>
          <text:p text:style-name="P25"><text:span text:style-name="T20">4.1. </text:span><text:a xlink:type="simple" xlink:href="#_caqv3stdwtvt" text:style-name="Index_20_Link" text:visited-style-name="Index_20_Link"><text:span text:style-name="T12">removeChild(nodo)</text:span></text:a><text:span text:style-name="T12"><text:tab/>4</text:span></text:p>
          <text:p text:style-name="P25"><text:span text:style-name="T20">4.2. </text:span><text:a xlink:type="simple" xlink:href="#_bvr07ehj0m58" text:style-name="Index_20_Link" text:visited-style-name="Index_20_Link"><text:span text:style-name="T12">appendChild(nodo)</text:span></text:a><text:span text:style-name="T12"><text:tab/>5</text:span></text:p>
          <text:p text:style-name="P22"><text:span text:style-name="T20">5. </text:span><text:a xlink:type="simple" xlink:href="#_ech63litfpca" text:style-name="Index_20_Link" text:visited-style-name="Index_20_Link"><text:span text:style-name="T12">Bibliografía</text:span></text:a><text:span text:style-name="T12"><text:tab/>5</text:span></text:p>
          <text:p text:style-name="P23"><text:span text:style-name="T20">6. </text:span><text:a xlink:type="simple" xlink:href="#_g1qlmy5ta6mu" text:style-name="Index_20_Link" text:visited-style-name="Index_20_Link"><text:span text:style-name="T12">Autores (en orden alfabético)</text:span></text:a><text:span text:style-name="T12"><text:tab/>5</text:span></text:p>
        </text:index-body>
      </text:table-of-content>
      <text:p text:style-name="P20"><text:span text:style-name="T21">UD0</text:span><text:span text:style-name="T22">5</text:span><text:span text:style-name="T23">. </text:span><text:span text:style-name="T22">Document Object Model (DOM)</text:span></text:p>
      <text:list xml:id="list331357107" text:style-name="WWNum3">
        <text:list-item>
          <text:p text:style-name="P31"><text:bookmark text:name="_ge43nvu7ywtj"/>Introducción</text:p>
        </text:list-item>
      </text:list>
      <text:p text:style-name="Standard">El llamado DOM (Document Object Model) es un modelo que permite tratar un documento Web XHTML como si fuera XML, navegando por los nodos existentes que forman la página, pudiendo manipular sus atributos e incluso crear nuevos elementos. </text:p>
      <text:p text:style-name="Standard">Para más información general de DOM:</text:p>
      <text:list xml:id="list996830983" text:style-name="WWNum2">
        <text:list-item>
          <text:p text:style-name="P26"><text:a xlink:type="simple" xlink:href="https://es.wikipedia.org/wiki/Document_Object_Model" text:style-name="ListLabel_20_19" text:visited-style-name="ListLabel_20_19"><text:span text:style-name="T27">https://es.wikipedia.org/wiki/Document_Object_Model</text:span></text:a></text:p>
        </text:list-item>
        <text:list-item>
          <text:p text:style-name="P27"><text:a xlink:type="simple" xlink:href="http://www.w3schools.com/js/js_htmldom.asp" text:style-name="ListLabel_20_19" text:visited-style-name="ListLabel_20_19"><text:span text:style-name="T27">http://www.w3schools.com/js/js_htmldom.asp</text:span></text:a></text:p>
        </text:list-item>
      </text:list>
      <text:p text:style-name="Standard">Usando Javascript para navegar en el DOM podemos acceder a todos los elementos XHTML de una página. Esto nos permite cambiar dinámicamente el aspecto de nuestras páginas Web.</text:p>
      <text:p text:style-name="Standard">En este tema vamos a estudiar las principales funciones de Javascript para modificar el DOM.</text:p>
      <text:list xml:id="list84360677530838" text:continue-list="list331357107" text:style-name="WWNum3">
        <text:list-item>
          <text:p text:style-name="P31"><text:bookmark text:name="_ufc7q4t6mm5g"/>Modificando atributos</text:p>
        </text:list-item>
      </text:list>
      <text:p text:style-name="Standard">Cuando obtengamos algún elemento con las funciones que estudiaremos más adelante, podemos manipular los atributos de dicho elemento de la siguiente forma.</text:p>
      <table:table table:name="Table1" table:style-name="Table1">
        <table:table-column table:style-name="Table1.A"/>
        <table:table-row table:style-name="Table1.1">
          <table:table-cell table:style-name="Table1.A1" office:value-type="string">
            <text:p text:style-name="P16"><text:span text:style-name="T29">let</text:span><text:span text:style-name="T30"> elemento=</text:span><text:span text:style-name="T31">document</text:span><text:span text:style-name="T30">.getElementById(</text:span><text:span text:style-name="T32">"miElemento"</text:span><text:span text:style-name="T30">);<text:line-break/>elemento.innerHTML=</text:span><text:span text:style-name="T32">"El html interno a cambiar de ese elemento"</text:span><text:span text:style-name="T30">;</text:span></text:p>
          </table:table-cell>
        </table:table-row>
      </table:table>
      <text:p text:style-name="Standard">Los atributos disponibles a modificar pueden depender de cada elemento.</text:p>
      <text:p text:style-name="Standard"/>
      <text:list xml:id="list84359565393846" text:continue-numbering="true" text:style-name="WWNum3">
        <text:list-item>
          <text:p text:style-name="P31"><text:bookmark text:name="_8dceuqivbfx4"/>Funciones de Javascript para localizar elementos en el DOM</text:p>
        </text:list-item>
      </text:list>
      <text:p text:style-name="P29">Las funciones aquí estudiadas normalmente se usan sobre el elemento “document”, ya que así se aplican a todo el documento.</text:p>
      <text:p text:style-name="P29">Aun así, pueden usarse en cualquier nodo XHTML, entonces la búsqueda se realizaría no en todo en el documento, sino en el sub-árbol formado por el elemento en sí y sus hijos.</text:p>
      <text:list xml:id="list84359864354303" text:continue-numbering="true" text:style-name="WWNum3">
        <text:list-item>
          <text:list>
            <text:list-item>
              <text:p text:style-name="P34"><text:bookmark text:name="_1v21wd2509k7"/><text:s/>getElementById(identificador)</text:p>
            </text:list-item>
          </text:list>
        </text:list-item>
      </text:list>
      <text:p text:style-name="P29">Esta función devuelve un elemento DOM del subárbol cuya identificador sea el indicado en la cadena “identificador”.</text:p>
      <text:p text:style-name="P29"><text:a xlink:type="simple" xlink:href="http://www.w3schools.com/jsref/met_document_getelementbyid.asp" text:style-name="ListLabel_20_19" text:visited-style-name="ListLabel_20_19"><text:span text:style-name="T27">http://www.w3schools.com/jsref/met_document_getelementbyid.asp</text:span></text:a></text:p>
      <text:p text:style-name="P29"><text:span text:style-name="T33">Ejemplo:</text:span></text:p>
      <table:table table:name="Table2" table:style-name="Table2">
        <table:table-column table:style-name="Table2.A"/>
        <table:table-row table:style-name="Table2.1">
          <table:table-cell table:style-name="Table2.A1" office:value-type="string">
            <text:p text:style-name="P16"><text:span text:style-name="T29">let</text:span><text:span text:style-name="T30"> myDiv = </text:span><text:span text:style-name="T31">document</text:span><text:span text:style-name="T30">.getElementById(</text:span><text:span text:style-name="T32">"miDiv"</text:span><text:span text:style-name="T30">);<text:line-break/></text:span><text:span text:style-name="T31">console</text:span><text:span text:style-name="T30">.log(</text:span><text:span text:style-name="T32">"El html de miDiv es "</text:span><text:span text:style-name="T30">+myDiv.innerHTML);</text:span></text:p>
          </table:table-cell>
        </table:table-row>
      </table:table>
      <text:list xml:id="list84361426749082" text:continue-numbering="true" text:style-name="WWNum3">
        <text:list-item>
          <text:list>
            <text:list-item>
              <text:p text:style-name="P34"><text:bookmark text:name="_f1e6phdy1r"/>getElementsByTagName(etiqueta)</text:p>
            </text:list-item>
          </text:list>
        </text:list-item>
      </text:list>
      <text:p text:style-name="P29">Esta función devuelve una array con todos los elementos DOM del subárbol cuya etiqueta XHTML sea la indicada en la cadena “etiqueta”.</text:p>
      <text:p text:style-name="P29"><text:a xlink:type="simple" xlink:href="http://www.w3schools.com/jsref/met_document_getelementsbytagname.asp" text:style-name="ListLabel_20_19" text:visited-style-name="ListLabel_20_19"><text:span text:style-name="T27">http://www.w3schools.com/jsref/met_document_getelementsbytagname.asp</text:span></text:a></text:p>
      <text:p text:style-name="P29"><text:span text:style-name="T33">Ejemplo:</text:span></text:p>
      <table:table table:name="Table3" table:style-name="Table3">
        <table:table-column table:style-name="Table3.A"/>
        <table:table-row table:style-name="Table3.1">
          <table:table-cell table:style-name="Table3.A1" office:value-type="string">
            <text:p text:style-name="P16"><text:span text:style-name="T29">let</text:span><text:span text:style-name="T30"> myDiv = </text:span><text:span text:style-name="T31">document</text:span><text:span text:style-name="T30">.getElementById(</text:span><text:span text:style-name="T32">"miDiv"</text:span><text:span text:style-name="T30">)<text:line-break/></text:span><text:span text:style-name="T29">let</text:span><text:span text:style-name="T30"> losP = myDiv.getElementsByTagName(</text:span><text:span text:style-name="T32">"p"</text:span><text:span text:style-name="T30">);<text:line-break/></text:span><text:span text:style-name="T29">let</text:span><text:span text:style-name="T30"> num = losP.length;<text:line-break/></text:span><text:span text:style-name="T31">console</text:span><text:span text:style-name="T30">.log(</text:span><text:span text:style-name="T32">"Hay "</text:span><text:span text:style-name="T30"> + num + </text:span><text:span text:style-name="T32">" &lt;p&gt; elementos en el elemento miDiv"</text:span><text:span text:style-name="T30">);<text:line-break/></text:span><text:span text:style-name="T31">console</text:span><text:span text:style-name="T30">.log(</text:span><text:span text:style-name="T32">"En el primer P el HTML asociado es "</text:span><text:span text:style-name="T30">+losP[</text:span><text:span text:style-name="T34">0</text:span><text:span text:style-name="T30">].innerHTML);</text:span></text:p>
          </table:table-cell>
        </table:table-row>
      </table:table>
      <text:list xml:id="list84360455432256" text:continue-numbering="true" text:style-name="WWNum3">
        <text:list-item>
          <text:list>
            <text:list-item>
              <text:p text:style-name="P34"><text:bookmark text:name="_ei6twop484i1"/><text:s/>getElementsByName(nombre)</text:p>
            </text:list-item>
          </text:list>
        </text:list-item>
      </text:list>
      <text:p text:style-name="P29">Esta función devuelve una array con todos los elementos DOM del subárbol cuya atributo name sea el indicado en la cadena “nombre”.</text:p>
      <text:p text:style-name="P29"><text:a xlink:type="simple" xlink:href="http://www.w3schools.com/jsref/met_doc_getelementsbyname.asp" text:style-name="ListLabel_20_19" text:visited-style-name="ListLabel_20_19"><text:span text:style-name="T27">http://www.w3schools.com/jsref/met_doc_getelementsbyname.asp</text:span></text:a></text:p>
      <text:p text:style-name="P29"><text:span text:style-name="T33">Ejemplo</text:span>:</text:p>
      <table:table table:name="Table4" table:style-name="Table4">
        <table:table-column table:style-name="Table4.A"/>
        <table:table-row table:style-name="Table4.1">
          <table:table-cell table:style-name="Table4.A1" office:value-type="string">
            <text:p text:style-name="P16"><text:span text:style-name="T29">let</text:span><text:span text:style-name="T30"> elementos = </text:span><text:span text:style-name="T31">document</text:span><text:span text:style-name="T30">.getElementsByName(</text:span><text:span text:style-name="T32">"name"</text:span><text:span text:style-name="T30">);<text:line-break/></text:span><text:span text:style-name="T29">let</text:span><text:span text:style-name="T30"> i;<text:line-break/></text:span><text:span text:style-name="T35">// Todos los textbox que tengan de name alumnos, los marcamos</text:span><text:span text:style-name="T30"><text:line-break/></text:span><text:span text:style-name="T29">for</text:span><text:span text:style-name="T30"> (i = </text:span><text:span text:style-name="T34">0</text:span><text:span text:style-name="T30">; i &lt; elementos.length; i++) {<text:line-break/><text:tab/></text:span><text:span text:style-name="T29">if</text:span><text:span text:style-name="T30"> (elementos[i].type === </text:span><text:span text:style-name="T32">"checkbox"</text:span><text:span text:style-name="T30">) {<text:line-break/><text:tab/><text:tab/> elementos[i].checked = </text:span><text:span text:style-name="T34">true</text:span><text:span text:style-name="T30">;<text:tab/><text:line-break/><text:tab/>}<text:line-break/>}</text:span></text:p>
          </table:table-cell>
        </table:table-row>
      </table:table>
      <text:p text:style-name="P14"/>
      <text:list xml:id="list84360204283819" text:continue-numbering="true" text:style-name="WWNum3">
        <text:list-item>
          <text:p text:style-name="P31"><text:bookmark text:name="_naet01avjrg2"/>Funciones para crear/eliminar nodos</text:p>
        </text:list-item>
      </text:list>
      <text:p text:style-name="P14">En esta parte veremos las funciones básicas para crear y eliminar nodos XHTML.</text:p>
      <text:list xml:id="list84361418201144" text:continue-numbering="true" text:style-name="WWNum3">
        <text:list-item>
          <text:list>
            <text:list-item>
              <text:p text:style-name="P33"><text:bookmark text:name="_caqv3stdwtvt"/><text:s/>removeChild(nodo)</text:p>
            </text:list-item>
          </text:list>
        </text:list-item>
      </text:list>
      <text:p text:style-name="P14">Esta función se aplica a un nodo padre. La función recibe un nodo hijo suyo y lo borra. Es útil usarlo con el atributo “parentnode”, que devuelve el nodo padre del elemento que estamos manejando.</text:p>
      <text:p text:style-name="P14"><text:a xlink:type="simple" xlink:href="http://www.w3schools.com/jsref/met_node_removechild.asp" text:style-name="ListLabel_20_19" text:visited-style-name="ListLabel_20_19"><text:span text:style-name="T27">http://www.w3schools.com/jsref/met_node_removechild.asp</text:span></text:a></text:p>
      <text:p text:style-name="P14"/>
      <text:p text:style-name="P14"/>
      <text:p text:style-name="P14"><text:span text:style-name="T33">Ejemplo</text:span>:</text:p>
      <table:table table:name="Table5" table:style-name="Table5">
        <table:table-column table:style-name="Table5.A"/>
        <table:table-row table:style-name="Table5.1">
          <table:table-cell table:style-name="Table5.A1" office:value-type="string">
            <text:p text:style-name="P16"><text:span text:style-name="T29">let</text:span><text:span text:style-name="T30"> parrafo=</text:span><text:span text:style-name="T31">document</text:span><text:span text:style-name="T30">.getElementById(</text:span><text:span text:style-name="T32">"miParrafo"</text:span><text:span text:style-name="T30">);<text:line-break/></text:span><text:span text:style-name="T35">// Obtiene la referencia del padre, y al padre le aplica la función removeChild </text:span><text:span text:style-name="T30"><text:line-break/>parrafo.parentnode.removeChild(parrafo);</text:span></text:p>
          </table:table-cell>
        </table:table-row>
      </table:table>
      <text:list xml:id="list84359671186533" text:continue-numbering="true" text:style-name="WWNum3">
        <text:list-item>
          <text:list>
            <text:list-item>
              <text:p text:style-name="P33"><text:bookmark text:name="_bvr07ehj0m58"/>appendChild(nodo)</text:p>
            </text:list-item>
          </text:list>
        </text:list-item>
      </text:list>
      <text:p text:style-name="P14">Esta función se aplica a un nodo padre. La función recibe un nodo y lo incluye como nodo hijo del padre. Se puede combinar con funciones como “createElement”, que permiten crear elementos XHTML.</text:p>
      <text:p text:style-name="P14"><text:a xlink:type="simple" xlink:href="http://www.w3schools.com/jsref/met_node_appendchild.asp" text:style-name="ListLabel_20_19" text:visited-style-name="ListLabel_20_19"><text:span text:style-name="T27">http://www.w3schools.com/jsref/met_node_appendchild.asp</text:span></text:a></text:p>
      <text:p text:style-name="P14"><text:span text:style-name="T33">Ejemplo</text:span>:</text:p>
      <table:table table:name="Table6" table:style-name="Table6">
        <table:table-column table:style-name="Table6.A"/>
        <table:table-row table:style-name="Table6.1">
          <table:table-cell table:style-name="Table6.A1" office:value-type="string">
            <text:p text:style-name="P16"><text:span text:style-name="T35">// Creo un nodo de tipo LI</text:span><text:span text:style-name="T30"><text:line-break/></text:span><text:span text:style-name="T29">let</text:span><text:span text:style-name="T30"> nuevoNodo = </text:span><text:span text:style-name="T31">document</text:span><text:span text:style-name="T30">.createElement(</text:span><text:span text:style-name="T32">"LI"</text:span><text:span text:style-name="T30">);<text:line-break/></text:span><text:span text:style-name="T35">// Al nodo LI le asocio un texto (también podría asociarse XHTML con innerHTML)</text:span><text:span text:style-name="T30"><text:line-break/></text:span><text:span text:style-name="T29">let</text:span><text:span text:style-name="T30"> nodoTexto = </text:span><text:span text:style-name="T31">document</text:span><text:span text:style-name="T30">.createTextNode(</text:span><text:span text:style-name="T32">"Agua"</text:span><text:span text:style-name="T30">);<text:line-break/>nuevoNodo.appendChild(nodoTexto);<text:line-break/></text:span><text:span text:style-name="T35">// A miLista, lista ya existente, le añado el elemento creado</text:span><text:span text:style-name="T30"><text:line-break/></text:span><text:span text:style-name="T31">document</text:span><text:span text:style-name="T30">.getElementById(</text:span><text:span text:style-name="T32">"miLista"</text:span><text:span text:style-name="T30">).appendChild(nuevoNodo); <text:s/></text:span></text:p>
          </table:table-cell>
        </table:table-row>
      </table:table>
      <text:list xml:id="list84361560366251" text:continue-numbering="true" text:style-name="WWNum3">
        <text:list-item>
          <text:p text:style-name="P31"><text:bookmark text:name="_ech63litfpca"/>Bibliografía</text:p>
        </text:list-item>
      </text:list>
      <text:p text:style-name="P10"><text:span text:style-name="T8">[1] </text:span>Javascript Mozilla Developer <text:a xlink:type="simple" xlink:href="https://developer.mozilla.org/es/docs/Web/JavaScript" text:style-name="ListLabel_20_19" text:visited-style-name="ListLabel_20_19"><text:span text:style-name="T27">https://developer.mozilla.org/es/docs/Web/JavaScript</text:span></text:a></text:p>
      <text:p text:style-name="P10">[2] Javascript ES6 W3C <text:a xlink:type="simple" xlink:href="https://www.w3schools.com/js/js_es6.asp" text:style-name="ListLabel_20_19" text:visited-style-name="ListLabel_20_19"><text:span text:style-name="T27">https://www.w3schools.com/js/js_es6.asp</text:span></text:a></text:p>
      <text:p text:style-name="P10">[3] Referencia DOM</text:p>
      <text:p text:style-name="P10"><text:s/><text:a xlink:type="simple" xlink:href="https://developer.mozilla.org/es/docs/Referencia_DOM_de_Gecko/Introducci%C3%B3n" text:style-name="ListLabel_20_19" text:visited-style-name="ListLabel_20_19"><text:span text:style-name="T27">https://developer.mozilla.org/es/docs/Referencia_DOM_de_Gecko/Introducci%C3%B3n</text:span></text:a></text:p>
      <text:p text:style-name="P10"/>
      <text:list xml:id="list84361170014411" text:continue-numbering="true" text:style-name="WWNum3">
        <text:list-item>
          <text:p text:style-name="P30"><text:bookmark text:name="_g1qlmy5ta6mu"/>Autores (en orden alfabético)</text:p>
        </text:list-item>
      </text:list>
      <text:p text:style-name="P24">A continuación ofrecemos en orden alfabético el listado de autores que han hecho aportaciones a este documento:</text:p>
      <text:list xml:id="list3096718289" text:style-name="WWNum1">
        <text:list-item>
          <text:p text:style-name="P28"><text:soft-page-break/>García Barea, Serg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9" style:display-name="ListLabel 19"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2"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Desarrollo web en entorno cliente</text:span><text:span text:style-name="MT2"> </text:span><text:span text:style-name="MT1"><text:tab/><text:tab/>UD0</text:span><text:span text:style-name="MT2">5</text:span><text:span text:style-name="MT1">. </text:span><text:span text:style-name="MT2">Document Object Model (</text:span><text:span text:style-name="MT1">DOM</text:span><text:span text:style-name="MT2">)</text:span></text:p>
      </style:header>
      <style:footer>
        <text:p text:style-name="MP2"><text:span text:style-name="MT1">CFGS. Desarrollo de Aplicaciones W</text:span><text:span text:style-name="MT2">eb</text:span><text:span text:style-name="MT1"><text:tab/><text:tab/></text:span><text:span text:style-name="MT2">UD05 - Página</text:span><text:span text:style-name="MT1"> </text:span><text:page-number text:select-page="current">3</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 meta:image-count="2" meta:object-count="0" meta:page-count="3" meta:paragraph-count="74" meta:word-count="704" meta:character-count="5323" meta:non-whitespace-character-count="4678"/>
    <meta:generator>LibreOfficeDev/6.0.5.2$Linux_X86_64 LibreOffice_project/</meta:generator>
  </office:meta>
</office:document-meta>
</file>